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54cm"/>
    </style:style>
    <style:style style:name="pr6" style:family="presentation" style:parent-style-name="Default-outline1">
      <style:graphic-properties draw:stroke="solid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/>
    </style:style>
    <style:style style:name="P4" style:family="paragraph">
      <style:text-properties fo:font-size="26pt"/>
    </style:style>
    <style:style style:name="P5" style:family="paragraph">
      <style:text-properties fo:font-size="20pt"/>
    </style:style>
    <style:style style:name="P6" style:family="paragraph">
      <style:paragraph-properties fo:margin-top="0.102cm" fo:margin-bottom="0cm"/>
    </style:style>
    <style:style style:name="P7" style:family="paragraph">
      <style:paragraph-properties fo:text-align="start"/>
      <style:text-properties fo:font-size="20pt"/>
    </style:style>
    <style:style style:name="P8" style:family="paragraph">
      <style:paragraph-properties fo:margin-top="0.102cm" fo:margin-bottom="0cm" fo:text-align="center"/>
    </style:style>
    <style:style style:name="T1" style:family="text">
      <style:text-properties fo:font-size="22pt"/>
    </style:style>
    <style:style style:name="T2" style:family="text">
      <style:text-properties fo:font-size="26pt"/>
    </style:style>
    <style:style style:name="T3" style:family="text">
      <style:text-properties fo:font-size="20pt" style:font-size-asian="22pt" style:font-size-complex="22pt"/>
    </style:style>
    <style:style style:name="T4" style:family="text">
      <style:text-properties fo:font-size="22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36pt" style:font-size-complex="36pt"/>
    </style:style>
    <style:style style:name="T7" style:family="text">
      <style:text-properties fo:font-size="20pt"/>
    </style:style>
    <style:style style:name="T8" style:family="text">
      <style:text-properties fo:font-size="9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Unit5<text:line-break/>Features, Archiecture, Extensibility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teve Seltzer</text:p>
            <text:p>Niraja Ramesh</text:p>
            <text:p>Steve Moyer</text:p>
            <text:p/>
            <text:p/>
            <text:p>PENN ST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62cm" svg:y="0.837cm" presentation:class="title" presentation:user-transformed="true">
          <draw:text-box>
            <text:p>About Us</text:p>
          </draw:text-box>
        </draw:frame>
        <draw:frame presentation:style-name="pr4" draw:layer="layout" svg:width="14.348cm" svg:height="12.179cm" svg:x="6.734cm" svg:y="4.572cm" presentation:class="outline" presentation:user-transformed="true">
          <draw:text-box>
            <text:list text:style-name="L3"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</text:list-item>
                </text:list>
              </text:list-item>
              <text:list-item>
                <text:p>Steve Moyer</text:p>
                <text:list>
                  <text:list-item>
                    <text:p>Enterprise Architect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0.502cm" svg:height="1.673cm" svg:x="9.652cm" svg:y="5.334cm">
          <draw:text-box>
            <text:p/>
            <text:p/>
          </draw:text-box>
        </draw:frame>
        <draw:frame presentation:style-name="pr1" draw:layer="layout" svg:width="25.199cm" svg:height="3.506cm" svg:x="1.462cm" svg:y="16.51cm" presentation:class="title" presentation:user-transformed="true">
          <draw:text-box>
            <text:p>Penn Stat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12.37cm" svg:height="12.179cm" svg:x="7.814cm" svg:y="4.914cm" presentation:class="outline" presentation:user-transformed="true">
          <draw:text-box>
            <text:list text:style-name="L3">
              <text:list-item>
                <text:p text:style-name="P3"><text:span text:style-name="T1">JUnit5 evolution</text:span></text:p>
              </text:list-item>
              <text:list-item>
                <text:p text:style-name="P3"><text:span text:style-name="T1">Architecture</text:span></text:p>
              </text:list-item>
              <text:list-item>
                <text:p text:style-name="P3"><text:span text:style-name="T1">Features</text:span></text:p>
              </text:list-item>
              <text:list-item>
                <text:p text:style-name="P3"><text:span text:style-name="T1">Code examples</text:span></text:p>
              </text:list-item>
              <text:list-item>
                <text:p text:style-name="P3"><text:span text:style-name="T1">Running tests</text:span></text:p>
              </text:list-item>
              <text:list-item>
                <text:p text:style-name="P3"><text:span text:style-name="T1">Future directions </text:span></text:p>
              </text:list-item>
              <text:list-item>
                <text:p text:style-name="P3"><text:span text:style-name="T1">Referen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text-style-name="P3" draw:layer="layout" svg:width="12.37cm" svg:height="12.179cm" svg:x="7.814cm" svg:y="4.915cm" presentation:class="outline" presentation:user-transformed="true">
          <draw:text-box>
            <text:list text:style-name="L3">
              <text:list-header>
                <text:p text:style-name="P3"><text:span text:style-name="T1">Diagram 1</text:span></text:p>
                <text:p text:style-name="P3"><text:span text:style-name="T1">Diagram 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text-style-name="P4" draw:layer="layout" svg:width="16.51cm" svg:height="12.179cm" svg:x="5.744cm" svg:y="4.077cm" presentation:class="outline" presentation:user-transformed="true">
          <draw:text-box>
            <text:list text:style-name="L3">
              <text:list-item>
                <text:p text:style-name="P4"><text:span text:style-name="T2">API Isolation</text:span></text:p>
                <text:list>
                  <text:list-item>
                    <text:p text:style-name="P4"><text:span text:style-name="T3">Jupiter API for </text:span><text:span text:style-name="T3">writing </text:span><text:span text:style-name="T3">tests/extensions</text:span></text:p>
                  </text:list-item>
                  <text:list-item>
                    <text:p text:style-name="P4"><text:span text:style-name="T3">Engine API for </text:span><text:span text:style-name="T3">writing new engines</text:span></text:p>
                  </text:list-item>
                </text:list>
              </text:list-item>
              <text:list-item>
                <text:p text:style-name="P4"><text:span text:style-name="T2">API Evolution</text:span></text:p>
                <text:list>
                  <text:list-item>
                    <text:p text:style-name="P4"><text:span text:style-name="T4">API annotations</text:span></text:p>
                  </text:list-item>
                  <text:list-item>
                    <text:p text:style-name="P4"><text:span text:style-name="T4">Tooling support</text:span></text:p>
                  </text:list-item>
                </text:list>
              </text:list-item>
              <text:list-item>
                <text:p text:style-name="P4"><text:span text:style-name="T2">Meta Annotation</text:span></text:p>
              </text:list-item>
              <text:list-item>
                <text:p text:style-name="P4"><text:span text:style-name="T2">Exten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p</text:p>
          </draw:text-box>
        </draw:frame>
        <draw:frame presentation:style-name="pr4" draw:layer="layout" svg:width="19.611cm" svg:height="12.179cm" svg:x="4.194cm" svg:y="4.077cm" presentation:class="outline" presentation:user-transformed="true">
          <draw:text-box>
            <text:list text:style-name="L3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s</text:p>
          </draw:text-box>
        </draw:frame>
        <draw:frame presentation:style-name="pr4" draw:layer="layout" svg:width="16.888cm" svg:height="12.179cm" svg:x="1.4cm" svg:y="4.914cm" presentation:class="outline" presentation:user-transformed="true">
          <draw:text-box>
            <text:list text:style-name="L3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Looping tests (Group tests?)</text:p>
              </text:list-item>
              <text:list-item>
                <text:p>Dynamic tests</text:p>
              </text:list-item>
              <text:list-item>
                <text:p>Tags? - meta annotation</text:p>
              </text:list-item>
              <text:list-item>
                <text:p>Interface???</text:p>
              </text:list-item>
              <text:list-item>
                <text:p>How to match this list to the User Guid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tion Test<text:line-break/><text:span text:style-name="T5">Simple Assertions</text:span></text:p>
          </draw:text-box>
        </draw:frame>
        <draw:frame presentation:style-name="pr4" draw:layer="layout" svg:width="18.666cm" svg:height="2.198cm" svg:x="4.666cm" svg:y="8.382cm" presentation:class="outline" presentation:user-transformed="true">
          <draw:text-box>
            <text:list text:style-name="L3">
              <text:list-header>
                <text:p>AssertionTests.java code snippet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Assertion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tion Test<text:line-break/><text:span text:style-name="T5">Simple Assertions</text:span></text:p>
          </draw:text-box>
        </draw:frame>
        <draw:frame presentation:style-name="pr6" draw:layer="layout" svg:width="9.05cm" svg:height="8.89cm" svg:x="3.264cm" svg:y="5.988cm" presentation:class="outline" presentation:user-transformed="true">
          <draw:text-box>
            <text:list text:style-name="L3">
              <text:list-header>
                <text:p>AssertionTests.java code snippet</text:p>
              </text:list-header>
            </text:list>
          </draw:text-box>
        </draw:frame>
        <draw:frame presentation:style-name="pr6" draw:layer="layout" svg:width="9.05cm" svg:height="8.89cm" svg:x="15.08cm" svg:y="5.858cm" presentation:class="outlin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Make note of DisplayName anno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ssumption Test</text:p>
          </draw:text-box>
        </draw:frame>
        <draw:frame presentation:style-name="pr4" draw:layer="layout" svg:width="18.666cm" svg:height="2.198cm" svg:x="4.702cm" svg:y="10.922cm" presentation:class="outline" presentation:user-transformed="true">
          <draw:text-box>
            <text:list text:style-name="L3">
              <text:list-header>
                <text:p>AssumptionTests.java code snippet</text:p>
              </text:list-header>
            </text:list>
          </draw:text-box>
        </draw:frame>
        <draw:frame presentation:style-name="pr4" draw:text-style-name="P6" draw:layer="layout" svg:width="7.236cm" svg:height="3.81cm" svg:x="10.922cm" svg:y="3.556cm" presentation:class="outline" presentation:user-transformed="true">
          <draw:text-box>
            <text:list text:style-name="L3">
              <text:list-header>
                <text:p text:style-name="P6"><text:span text:style-name="T9">AssumeTrue</text:span></text:p>
                <text:p text:style-name="P6"><text:span text:style-name="T9">AssumeFalse</text:span></text:p>
                <text:p text:style-name="P6"><text:span text:style-name="T9">AssumingThat</text:span>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Assumption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umption Test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Assertion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a Annotation</text:p>
          </draw:text-box>
        </draw:frame>
        <draw:frame presentation:style-name="pr6" draw:layer="layout" svg:width="7.874cm" svg:height="8.89cm" svg:x="1.778cm" svg:y="6.096cm" presentation:class="outline" presentation:user-transformed="true">
          <draw:text-box>
            <text:list text:style-name="L3">
              <text:list-header>
                <text:p>Small tag interface class</text:p>
              </text:list-header>
            </text:list>
          </draw:text-box>
        </draw:frame>
        <draw:frame presentation:style-name="pr6" draw:layer="layout" svg:width="7.272cm" svg:height="8.89cm" svg:x="11.524cm" svg:y="6.096cm" presentation:class="outline" presentation:user-transformed="true">
          <draw:text-box>
            <text:list text:style-name="L3">
              <text:list-header>
                <text:p>Class using @Small annotation</text:p>
                <text:p><text:span text:style-name="T10">FirstTests class or create a </text:span><text:span text:style-name="T10">new one just for tags</text:span></text:p>
              </text:list-header>
            </text:list>
          </draw:text-box>
        </draw:frame>
        <draw:frame presentation:style-name="pr6" draw:layer="layout" svg:width="6.256cm" svg:height="8.89cm" svg:x="20.668cm" svg:y="5.842cm" presentation:class="outlin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ception Test</text:p>
          </draw:text-box>
        </draw:frame>
        <draw:frame presentation:style-name="pr4" draw:layer="layout" svg:width="18.666cm" svg:height="2.198cm" svg:x="4.702cm" svg:y="10.922cm" presentation:class="outline" presentation:user-transformed="true">
          <draw:text-box>
            <text:list text:style-name="L3">
              <text:list-header>
                <text:p>ExceptionTests.java code snippet</text:p>
              </text:list-header>
            </text:list>
          </draw:text-box>
        </draw:frame>
        <draw:frame presentation:style-name="pr4" draw:text-style-name="P6" draw:layer="layout" svg:width="11.938cm" svg:height="1.27cm" svg:x="8.636cm" svg:y="4.826cm" presentation:class="outline" presentation:user-transformed="true">
          <draw:text-box>
            <text:list text:style-name="L3">
              <text:list-header>
                <text:p text:style-name="P6"><text:span text:style-name="T9">AssertThrows / ExpectThrows</text:span>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Exception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Exception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Any console print stm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bility</text:p>
          </draw:text-box>
        </draw:frame>
        <draw:frame presentation:style-name="pr5" draw:text-style-name="P7" draw:layer="layout" svg:width="20.574cm" svg:height="2.54cm" svg:x="3.792cm" svg:y="6.255cm" presentation:class="title" presentation:user-transformed="true">
          <draw:text-box>
            <text:p text:style-name="P7"><text:span text:style-name="T6">exend a class </text:span><text:span text:style-name="T6"><text:line-break/></text:span><text:span text:style-name="T6"><text:tab/></text:span><text:span text:style-name="T6">- that implements a TestExecutionCondition</text:span><text:span text:style-name="T6"><text:line-break/></text:span><text:span text:style-name="T6"><text:tab/></text:span><text:span text:style-name="T6">- that implements a ParameterResolver</text:span><text:span text:style-name="T6"><text:line-break/></text:span><text:span text:style-name="T6"><text:tab/></text:span><text:span text:style-name="T6">- that implements callb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 Test</text:p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ExceptionDisabledTests.java, AffiliateDetector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ExtensionDisabledTests.java code snippet</text:p>
                <text:p/>
                <text:p><text:span text:style-name="T11">class containing </text:span><text:span text:style-name="T11">@ExtendWith(extension class) <text:s/></text:span><text:span text:style-name="T11">annotation</text:span>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AfflliateDetector.java</text:p>
                <text:p/>
                <text:p><text:span text:style-name="T11">Extension class – implements </text:span><text:span text:style-name="T11">TestExecutionCondition</text:span>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ExceptionDisabledTests.java, AffiliateDetector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4" draw:text-style-name="P8" draw:layer="layout" svg:width="12.512cm" svg:height="2.18cm" svg:x="8.506cm" svg:y="3.681cm" presentation:class="outline" presentation:user-transformed="true">
          <draw:text-box>
            <text:list text:style-name="L3">
              <text:list-header>
                <text:p text:style-name="P8"><text:span text:style-name="T11">implements </text:span><text:span text:style-name="T11">TestExecutionCondi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ExtensionDisabled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Any console print stmts</text:span></text:p>
              </text:list-item>
            </text:list>
          </draw:text-box>
        </draw:frame>
        <draw:frame presentation:style-name="pr5" draw:text-style-name="P5" draw:layer="layout" svg:width="20.574cm" svg:height="2.54cm" svg:x="4.064cm" svg:y="16.764cm" presentation:class="title" presentation:user-transformed="true">
          <draw:text-box>
            <text:p text:style-name="P5">Make a note of @Disabled annotation in the last method</text:p>
          </draw:text-box>
        </draw:frame>
        <draw:frame presentation:style-name="pr4" draw:text-style-name="P8" draw:layer="layout" svg:width="12.512cm" svg:height="2.18cm" svg:x="7.541cm" svg:y="3.31cm" presentation:class="outline" presentation:user-transformed="true">
          <draw:text-box>
            <text:list text:style-name="L3">
              <text:list-header>
                <text:p text:style-name="P8"><text:span text:style-name="T11"/></text:p>
                <text:p text:style-name="P8"><text:span text:style-name="T11">implements </text:span><text:span text:style-name="T11">TestExecutionCondi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 Test</text:p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ExceptionDisabledTests.java, AffiliateDetector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6" draw:layer="layout" svg:width="9.05cm" svg:height="8.89cm" svg:x="3.758cm" svg:y="6.692cm" presentation:class="outline" presentation:user-transformed="true">
          <draw:text-box>
            <text:list text:style-name="L3">
              <text:list-header>
                <text:p>UseridCaseTests.java code snippet</text:p>
                <text:p/>
                <text:p><text:span text:style-name="T11">class containing </text:span><text:span text:style-name="T11">@ExtendWith(extension class) <text:s/></text:span><text:span text:style-name="T11">annotation</text:span>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UseridParameterResolver.java</text:p>
                <text:p/>
                <text:p><text:span text:style-name="T11">Extension class</text:span>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ExceptionDisabledTests.java, AffiliateDetector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4" draw:text-style-name="P6" draw:layer="layout" svg:width="7.236cm" svg:height="0.746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implemets ParameterResolver</text:span></text:p>
              </text:list-header>
            </text:list>
          </draw:text-box>
        </draw:frame>
        <draw:frame presentation:style-name="pr4" draw:text-style-name="P6" draw:layer="layout" svg:width="8.34cm" svg:height="1.438cm" svg:x="3.332cm" svg:y="15.426cm" presentation:class="outline" presentation:user-transformed="true">
          <draw:text-box>
            <text:list text:style-name="L3">
              <text:list-header>
                <text:p text:style-name="P6"><text:span text:style-name="T9">Make a note of @UseridTest </text:span><text:span text:style-name="T9">used as a tag – </text:span><text:span text:style-name="T9">metaannot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UseridCase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Any console print stmts</text:span></text:p>
              </text:list-item>
            </text:list>
          </draw:text-box>
        </draw:frame>
        <draw:frame presentation:style-name="pr4" draw:text-style-name="P6" draw:layer="layout" svg:width="7.236cm" svg:height="0.746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implemets ParameterResolv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 Test</text:p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ParentTests.java, AllCallback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6" draw:layer="layout" svg:width="9.05cm" svg:height="8.89cm" svg:x="3.758cm" svg:y="6.692cm" presentation:class="outline" presentation:user-transformed="true">
          <draw:text-box>
            <text:list text:style-name="L3">
              <text:list-header>
                <text:p>ParentTests.java code snippet</text:p>
                <text:p/>
                <text:p><text:span text:style-name="T11">class containing </text:span><text:span text:style-name="T11">@ExtendWith(extension class) <text:s/></text:span><text:span text:style-name="T11">annotation</text:span>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AllCallbacks.java</text:p>
                <text:p/>
                <text:p><text:span text:style-name="T11">Extension class</text:span></text:p>
              </text:list-header>
            </text:list>
          </draw:text-box>
        </draw:frame>
        <draw:frame presentation:style-name="pr4" draw:text-style-name="P6" draw:layer="layout" svg:width="7.236cm" svg:height="0.746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implements Callb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 Test</text:p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Child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6" draw:layer="layout" svg:width="9.05cm" svg:height="8.89cm" svg:x="3.758cm" svg:y="6.692cm" presentation:class="outline" presentation:user-transformed="true">
          <draw:text-box>
            <text:list text:style-name="L3">
              <text:list-header>
                <text:p>ChildTests.java code snippet</text:p>
                <text:p/>
                <text:p><text:span text:style-name="T11">implements ParentTests</text:span>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ParentTests.java</text:p>
                <text:p/>
                <text:p><text:span text:style-name="T11">extends AllCallbacks</text:span></text:p>
                <text:p/>
                <text:p><text:span text:style-name="T11"/></text:p>
              </text:list-header>
            </text:list>
          </draw:text-box>
        </draw:frame>
        <draw:frame presentation:style-name="pr4" draw:text-style-name="P6" draw:layer="layout" svg:width="7.236cm" svg:height="0.746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implements Callb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Parent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Any console print stmts</text:span></text:p>
              </text:list-item>
            </text:list>
          </draw:text-box>
        </draw:frame>
        <draw:frame presentation:style-name="pr4" draw:text-style-name="P6" draw:layer="layout" svg:width="7.236cm" svg:height="0.746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implements Callbac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18.666cm" svg:height="2.198cm" svg:x="5.172cm" svg:y="8.35cm" presentation:class="outline" presentation:user-transformed="true">
          <draw:text-box>
            <text:list text:style-name="L3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Looping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1" draw:layer="layout" svg:width="25.199cm" svg:height="3.506cm" svg:x="1.401cm" svg:y="0.838cm" presentation:class="title" presentation:user-transformed="true">
          <draw:text-box>
            <text:p>Dynamic Test</text:p>
          </draw:text-box>
        </draw:frame>
        <draw:frame presentation:style-name="pr5" draw:text-style-name="P5" draw:layer="layout" svg:width="20.574cm" svg:height="2.54cm" svg:x="3.767cm" svg:y="13.525cm" presentation:class="title" presentation:user-transformed="true">
          <draw:text-box>
            <text:p text:style-name="P5">It evaluates all assertions irrespective of failrues, creates at run time, therefore @beforeAll won’t work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8.666cm" svg:height="2.198cm" svg:x="4.702cm" svg:y="10.922cm" presentation:class="outline" presentation:user-transformed="true">
          <draw:text-box>
            <text:list text:style-name="L3">
              <text:list-header>
                <text:p>LoopingTests.java code snippet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Looping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1" draw:layer="layout" svg:width="25.199cm" svg:height="3.506cm" svg:x="1.401cm" svg:y="0.838cm" presentation:class="title" presentation:user-transformed="true">
          <draw:text-box>
            <text:p>Group Tests</text:p>
          </draw:text-box>
        </draw:frame>
        <draw:frame presentation:style-name="pr4" draw:text-style-name="P6" draw:layer="layout" svg:width="7.236cm" svg:height="2.794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>for loop</text:span></text:p>
                <text:p text:style-name="P6"><text:span text:style-name="T9">@TestFactory</text:span></text:p>
                <text:p text:style-name="P6"><text:span text:style-name="T9">AssertAll</text:span></text:p>
              </text:list-header>
            </text:list>
          </draw:text-box>
        </draw:frame>
        <draw:frame presentation:style-name="pr5" draw:text-style-name="P5" draw:layer="layout" svg:width="20.574cm" svg:height="2.54cm" svg:x="3.767cm" svg:y="13.525cm" presentation:class="title" presentation:user-transformed="true">
          <draw:text-box>
            <text:p text:style-name="P5">Make a note of dynamic tests used as one of the group tests – that it evaluates all assertions irrespective of failru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Looping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console print stmts showing how </text:span><text:span text:style-name="T11">many tests run for each of the </text:span><text:span text:style-name="T11">group t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8.666cm" svg:height="2.198cm" svg:x="4.702cm" svg:y="10.922cm" presentation:class="outline" presentation:user-transformed="true">
          <draw:text-box>
            <text:list text:style-name="L3">
              <text:list-header>
                <text:p>FakeSuite.java code snippet</text:p>
              </text:list-header>
            </text:list>
          </draw:text-box>
        </draw:frame>
        <draw:frame presentation:style-name="pr5" draw:text-style-name="P5" draw:layer="layout" svg:width="20.574cm" svg:height="2.54cm" svg:x="3.556cm" svg:y="16.41cm" presentation:class="title" presentation:user-transformed="true">
          <draw:text-box>
            <text:p text:style-name="P5"><text:span text:style-name="T6">LoopingTests.java</text:span><text:span text:style-name="T7"><text:line-break/></text:span><text:span text:style-name="T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8"><text:line-break/></text:span><text:span text:style-name="T8">(correct link after refactoring)</text:span></text:p>
          </draw:text-box>
        </draw:frame>
        <draw:frame presentation:style-name="pr1" draw:layer="layout" svg:width="25.199cm" svg:height="3.506cm" svg:x="1.401cm" svg:y="0.838cm" presentation:class="title" presentation:user-transformed="true">
          <draw:text-box>
            <text:p>Nested Tests</text:p>
          </draw:text-box>
        </draw:frame>
        <draw:frame presentation:style-name="pr4" draw:text-style-name="P6" draw:layer="layout" svg:width="7.236cm" svg:height="2.794cm" svg:x="10.923cm" svg:y="3.557cm" presentation:class="outline" presentation:user-transformed="true">
          <draw:text-box>
            <text:list text:style-name="L3">
              <text:list-header>
                <text:p text:style-name="P6"><text:span text:style-name="T9"/></text:p>
              </text:list-header>
            </text:list>
          </draw:text-box>
        </draw:frame>
        <draw:frame presentation:style-name="pr5" draw:text-style-name="P5" draw:layer="layout" svg:width="20.574cm" svg:height="2.54cm" svg:x="3.767cm" svg:y="13.525cm" presentation:class="title" presentation:user-transformed="true">
          <draw:text-box>
            <text:p text:style-name="P5"><text:span text:style-name="T6">Make a note of using the nested annotation to mimic a test suite</text:span><text:span text:style-name="T6"><text:line-break/></text:span><text:span text:style-name="T6">good time to bring up the future plans for BeforeSuite/AfterSuite annotation for future rele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Tests</text:p>
          </draw:text-box>
        </draw:frame>
        <draw:frame presentation:style-name="pr6" draw:layer="layout" svg:width="9.05cm" svg:height="8.89cm" svg:x="3.264cm" svg:y="6.988cm" presentation:class="outline" presentation:user-transformed="true">
          <draw:text-box>
            <text:list text:style-name="L3">
              <text:list-header>
                <text:p>FakeSuiteTests.java code snippet</text:p>
              </text:list-header>
            </text:list>
          </draw:text-box>
        </draw:frame>
        <draw:frame presentation:style-name="pr6" draw:layer="layout" svg:width="9.05cm" svg:height="8.89cm" svg:x="15.08cm" svg:y="6.858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<text:span text:style-name="T11">Junit view showing failed tests </text:span></text:p>
              </text:list-item>
              <text:list-item>
                <text:p><text:span text:style-name="T11">console print stmts showing how </text:span><text:span text:style-name="T11">many tests run for each of the </text:span><text:span text:style-name="T11">group t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??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09T16:03:14.688954709</dc:date>
    <meta:editing-duration>PT2H9M6S</meta:editing-duration>
    <meta:editing-cycles>68</meta:editing-cycles>
    <meta:generator>LibreOffice/5.1.4.2$Linux_X86_64 LibreOffice_project/10m0$Build-2</meta:generator>
    <meta:document-statistic meta:object-count="190"/>
  </office:meta>
</office:document-meta>
</file>